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0F000000CB5833CD443B8616EB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02010000010F000000CBDE37B7B3C9E6352F.png" manifest:media-type="image/png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02010000010F000000CB06A3BF9221F4CD85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702cm" svg:y="17.5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7.594cm" svg:y="8.897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584cm" svg:height="1.404cm" svg:x="8.824cm" svg:y="10.24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onnector draw:style-name="gr1" draw:text-style-name="P2" draw:layer="layout" draw:type="line" svg:x1="9.928cm" svg:y1="12.407cm" svg:x2="9.933cm" svg:y2="14.243cm" svg:d="M9928 12407l5 1836" svg:viewBox="0 0 6 1837">
          <text:p text:style-name="P1"><text:span text:style-name="T1"><text:s text:c="3"/></text:span><text:span text:style-name="T1"><text:s/></text:span></text:p>
        </draw:connector>
        <draw:frame draw:style-name="gr2" draw:text-style-name="P3" draw:layer="layout" svg:width="1.022cm" svg:height="1.218cm" svg:x="9.526cm" svg:y="14.2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1" draw:text-style-name="P2" draw:layer="layout" draw:type="line" svg:x1="9.982cm" svg:y1="17.461cm" svg:x2="9.995cm" svg:y2="19.031cm" svg:d="M9982 17461l13 1570" svg:viewBox="0 0 14 1571">
          <text:p text:style-name="P1"><text:span text:style-name="T1"><text:s text:c="4"/></text:span></text:p>
        </draw:connector>
        <draw:frame draw:style-name="gr2" draw:text-style-name="P3" draw:layer="layout" svg:width="1.125cm" svg:height="1.406cm" svg:x="9.552cm" svg:y="18.96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8.972cm" svg:y="12.54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8.927cm" svg:y="17.369cm">
          <draw:text-box>
            <text:p><text:span text:style-name="T3">~</text:span></text:p>
          </draw:text-box>
        </draw:frame>
        <draw:g>
          <draw:glue-point draw:id="4" svg:x="-0.131cm" svg:y="-2.889cm" draw:escape-direction="up"/>
          <draw:frame draw:style-name="gr3" draw:text-style-name="P3" draw:layer="layout" svg:width="4.63cm" svg:height="3.464cm" svg:x="7.671cm" svg:y="13.8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2.665cm" svg:y="1.0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913cm" svg:height="1.388cm" svg:x="3.463cm" svg:y="2.2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frame draw:style-name="gr2" draw:text-style-name="P3" xml:id="id1" draw:id="id1" draw:layer="layout" svg:width="1.664cm" svg:height="0.882cm" svg:x="6.13cm" svg:y="7.4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3" draw:layer="layout" svg:width="3.957cm" svg:height="1.351cm" svg:x="11.13cm" svg:y="7.0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13.43cm" svg:y="0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1.358cm" svg:height="0.857cm" svg:x="15.421cm" svg:y="1.981cm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draw:g>
        </draw:g>
        <draw:line draw:style-name="gr9" draw:text-style-name="P3" draw:layer="layout" svg:x1="13.499cm" svg:y1="5.461cm" svg:x2="13.499cm" svg:y2="7.112cm">
          <text:p/>
        </draw:line>
        <draw:line draw:style-name="gr13" draw:text-style-name="P3" draw:layer="layout" svg:x1="13.499cm" svg:y1="5.461cm" svg:x2="4.99cm" svg:y2="5.461cm">
          <text:p/>
        </draw:line>
        <draw:line draw:style-name="gr9" draw:text-style-name="P3" draw:layer="layout" svg:x1="6.499cm" svg:y1="5.461cm" svg:x2="6.499cm" svg:y2="7.112cm">
          <text:p/>
        </draw:line>
        <draw:line draw:style-name="gr13" draw:text-style-name="P3" draw:layer="layout" svg:x1="4.99cm" svg:y1="5.461cm" svg:x2="4.99cm" svg:y2="4.445cm">
          <text:p/>
        </draw:line>
        <draw:line draw:style-name="gr9" draw:text-style-name="P3" draw:layer="layout" svg:x1="14.769cm" svg:y1="5.715cm" svg:x2="14.774cm" svg:y2="7.412cm">
          <text:p/>
        </draw:line>
        <draw:line draw:style-name="gr9" draw:text-style-name="P3" draw:layer="layout" svg:x1="7.53cm" svg:y1="5.715cm" svg:x2="7.53cm" svg:y2="7.366cm">
          <text:p/>
        </draw:line>
        <draw:line draw:style-name="gr13" draw:text-style-name="P3" draw:layer="layout" svg:x1="7.53cm" svg:y1="5.715cm" svg:x2="15.785cm" svg:y2="5.715cm">
          <text:p/>
        </draw:line>
        <draw:line draw:style-name="gr13" draw:text-style-name="P3" draw:layer="layout" svg:x1="15.785cm" svg:y1="5.715cm" svg:x2="15.79cm" svg:y2="4.445cm">
          <text:p/>
        </draw:line>
        <draw:connector draw:style-name="gr1" draw:text-style-name="P2" draw:layer="layout" draw:type="line" svg:x1="6.962cm" svg:y1="8.322cm" svg:x2="8.733cm" svg:y2="10.622cm" draw:start-shape="id1" draw:start-glue-point="2" svg:d="M6962 8322l1771 2300" svg:viewBox="0 0 1772 2301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13.362cm" svg:y1="8.322cm" svg:x2="11.019cm" svg:y2="10.558cm" svg:d="M13362 8322l-2343 2236" svg:viewBox="0 0 2344 2237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/text:p>
        </draw:connector>
        <draw:frame draw:style-name="gr8" draw:text-style-name="P5" draw:layer="layout" svg:width="0.959cm" svg:height="1.195cm" svg:x="14.835cm" svg:y="4.495cm">
          <draw:text-box>
            <text:p><text:span text:style-name="T3">~</text:span></text:p>
          </draw:text-box>
        </draw:frame>
        <draw:frame draw:style-name="gr8" draw:text-style-name="P5" draw:layer="layout" svg:width="0.959cm" svg:height="1.195cm" svg:x="5.036cm" svg:y="4.296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0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13T14:43:04.006452354</dc:date>
    <meta:editing-duration>P1DT4H55M51S</meta:editing-duration>
    <meta:editing-cycles>41</meta:editing-cycles>
    <meta:generator>LibreOffice/6.1.2.1$Linux_X86_64 LibreOffice_project/10$Build-1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sub>
        <mi mathvariant="normal">α</mi>
        <mi mathvariant="normal">μ</mi>
      </msub>
      <mi>,</mi>
      <msub>
        <mi mathvariant="normal">β</mi>
        <mi mathvariant="normal">μ</mi>
      </msub>
    </mrow>
    <annotation encoding="StarMath 5.0">%alpha_%mu, %beta_%mu
</annotation>
  </semantics>
</math>
</file>

<file path=Object 15/content.xml><?xml version="1.0" encoding="utf-8"?>
<math xmlns="http://www.w3.org/1998/Math/MathML" display="block">
  <semantics>
    <msub>
      <mi>y</mi>
      <mi>i</mi>
    </msub>
    <annotation encoding="StarMath 5.0">y_i
</annotation>
  </semantics>
</math>
</file>

<file path=Object 16/content.xml><?xml version="1.0" encoding="utf-8"?>
<math xmlns="http://www.w3.org/1998/Math/MathML">
  <semantics>
    <mrow>
      <mi mathvariant="normal">μ</mi>
      <mi>κ</mi>
    </mrow>
    <annotation encoding="StarMath 5.0">%mu  %icapp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row>
        <mo fence="true" stretchy="false">(</mo>
        <mrow>
          <mrow>
            <mn>1</mn>
            <mo stretchy="false">−</mo>
            <mi mathvariant="normal">μ</mi>
          </mrow>
        </mrow>
        <mo fence="true" stretchy="false">)</mo>
      </mrow>
      <mi>κ</mi>
    </mrow>
    <annotation encoding="StarMath 5.0">(1 - %mu) %icappa</annotation>
  </semantics>
</math>
</file>

<file path=Object 34/content.xml><?xml version="1.0" encoding="utf-8"?>
<math xmlns="http://www.w3.org/1998/Math/MathML" display="block">
  <semantics>
    <msub>
      <mi mathvariant="normal">σ</mi>
      <mi>κ</mi>
    </msub>
    <annotation encoding="StarMath 5.0">%sigma_%icappa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sub>
        <mi mathvariant="normal">α</mi>
        <mi>i</mi>
      </msub>
      <mi>,</mi>
      <msub>
        <mi mathvariant="normal">β</mi>
        <mi>i</mi>
      </msub>
    </mrow>
    <annotation encoding="StarMath 5.0">%alpha_i,%beta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